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66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56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office:value-type="string" calcext:value-type="string">
            <text:p>Zveřejňuje smlouvy?</text:p>
          </table:table-cell>
          <table:table-cell office:value-type="string" calcext:value-type="string">
            <text:p>Uvádí ceny?</text:p>
          </table:table-cell>
          <table:table-cell/>
        </table:table-row>
        <table:table-row table:style-name="ro1">
          <table:table-cell table:style-name="ce2" office:value-type="string" calcext:value-type="string">
            <text:p>Technická správa komunikací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Městská policie Praha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Institut plánování a rozvoje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Správa služeb hl. m. Prahy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ZDRAV.ZÁCHR.SLUŽBA HMP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MĚSTSKÁ KNIHOVNA V PRAZE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ZOOLOGICKÁ ZAHRADA HL. M. PRAHY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CENTRUM SOC.SLUŽ. PRAH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GALERIE HL.M.PRAHY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SYMFONICKÝ ORCHESTR HL. M. PRAHY FOK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</table:table-row>
        <table:table-row table:style-name="ro1">
          <table:table-cell table:style-name="ce2" office:value-type="string" calcext:value-type="string">
            <text:p>BOTANICKÁ ZAHRADA HL.M.PRAHY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table:style-name="ce2" office:value-type="string" calcext:value-type="string">
            <text:p>ROPID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DIVADLO NA VINOHRADECH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MĚSTSKÁ DIVADLA PRAŽSK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JEDLIČKŮV ÚSTAV, MŠ,ZŠ,SŠ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HUD.DIVADLO V KARLÍNĚ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SPRÁVA PRAŽ.HŘBITOVŮ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3" office:value-type="string" calcext:value-type="string">
            <text:p>Dopravní podnik hl. m. Prah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strojírn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Střední průmyslová škola dopravní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Kolektory Praha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3" office:value-type="string" calcext:value-type="string">
            <text:p>Obecní dům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3" office:value-type="string" calcext:value-type="string">
            <text:p>Operátor Opencard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</table:table-row>
        <table:table-row table:style-name="ro1">
          <table:table-cell table:style-name="ce3" office:value-type="string" calcext:value-type="string">
            <text:p>Pražská plynárenská Holding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Informační služby – energetik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 Distribuce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 Servis distribuce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 Správa majetku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ometheus, energetické služby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Pražská vodohospodářská společnost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3" office:value-type="string" calcext:value-type="string">
            <text:p>Rozvojové projekty Prah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TRADE CENTRE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jsou strojově čitelné, jsou tam další chyby</text:p>
          </table:table-cell>
        </table:table-row>
        <table:table-row table:style-name="ro1">
          <table:table-cell table:style-name="ce4" office:value-type="string" calcext:value-type="string">
            <text:p>TCP – Vinohrady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Zdroj pitné vody Káraný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Vodárna Káraný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Úpravna vody Želivk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Želivská provozní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AKROP s.r.o.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Pražská energetika Holding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Edistribuce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Eměření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eYello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Kongresové centrum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/>
        </table:table-row>
        <table:table-row table:style-name="ro1">
          <table:table-cell office:value-type="string" calcext:value-type="string">
            <text:p>MČ Praha 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2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3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4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5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MČ Praha 6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7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8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MČ Praha 9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1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2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3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4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5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6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7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8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9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2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21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22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 table:number-rows-repeated="611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</table:table>
      <table:named-expressions/>
      <table:database-ranges>
        <table:database-range table:name="__Anonymous_Sheet_DB__0" table:target-range-address="List1.A2:List1.A67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č</number:text>
    </number:number-style>
    <number:number-style style:name="N112">
      <number:text>-</number:text>
      <number:number number: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25P1" style:volatile="true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25P2" style:volatile="true">
      <loext:text> </loext:text>
      <loext:fill-character> </loext:fill-character>
      <number:text>- Kč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33P1" style:volatile="true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33P2" style:volatile="true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.00.0000</text:date>, <text:time style:data-style-name="N2" text:time-value="15:15:20.04565406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32:10.917000000</meta:creation-date>
    <dc:date>2016-12-13T18:11:36.020687603</dc:date>
    <meta:editing-duration>PT55M54S</meta:editing-duration>
    <meta:editing-cycles>12</meta:editing-cycles>
    <meta:generator>LibreOffice/4.4.6.3$Linux_X86_64 LibreOffice_project/40m0$Build-3</meta:generator>
    <meta:document-statistic meta:table-count="1" meta:cell-count="212" meta:object-count="0"/>
  </office:meta>
</office:document-meta>
</file>